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2d" officeooo:paragraph-rsid="0000eb2d"/>
    </style:style>
    <style:style style:name="P2" style:family="paragraph" style:parent-style-name="Standard">
      <style:text-properties officeooo:rsid="000172c6" officeooo:paragraph-rsid="000172c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72c6" officeooo:paragraph-rsid="000172c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90f1" officeooo:paragraph-rsid="000690f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929e" officeooo:paragraph-rsid="0009929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929e" officeooo:paragraph-rsid="000a7736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172c6" officeooo:paragraph-rsid="000172c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472a8" officeooo:paragraph-rsid="000472a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472a8" officeooo:paragraph-rsid="000690f1" style:font-weight-asian="normal" style:font-weight-complex="normal"/>
    </style:style>
    <style:style style:name="T1" style:family="text">
      <style:text-properties officeooo:rsid="000172c6"/>
    </style:style>
    <style:style style:name="T2" style:family="text">
      <style:text-properties officeooo:rsid="0002ef81"/>
    </style:style>
    <style:style style:name="T3" style:family="text">
      <style:text-properties officeooo:rsid="000472a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4d8dc"/>
    </style:style>
    <style:style style:name="T6" style:family="text">
      <style:text-properties style:text-position="super 58%" officeooo:rsid="000690f1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4d8dc"/>
    </style:style>
    <style:style style:name="T9" style:family="text">
      <style:text-properties style:text-position="0% 100%" officeooo:rsid="000690f1"/>
    </style:style>
    <style:style style:name="T10" style:family="text">
      <style:text-properties style:text-position="0% 100%" style:text-underline-style="none" fo:font-weight="normal" style:font-weight-asian="normal" style:font-weight-complex="normal"/>
    </style:style>
    <style:style style:name="T11" style:family="text">
      <style:text-properties style:text-position="0% 100%" style:text-underline-style="none" fo:font-weight="normal" officeooo:rsid="0007a7da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0a7736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02ef81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0f41a9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10affc" style:font-weight-asian="normal" style:font-weight-complex="normal"/>
    </style:style>
    <style:style style:name="T16" style:family="text">
      <style:text-properties officeooo:rsid="000690f1"/>
    </style:style>
    <style:style style:name="T17" style:family="text">
      <style:text-properties officeooo:rsid="000d9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YTMY METAHEURYSTYCZNE- CZEŚĆ I: HEURYSTYKI</text:p>
      <text:p text:style-name="P1">Mateusz Tofil, Mateusz Chęciński</text:p>
      <text:p text:style-name="P1"/>
      <text:p text:style-name="P1">Problem komiwojażera: znalezienie najkrótszego cyklu Hamiltona <text:span text:style-name="T1">w zadanym</text:span> graf<text:span text:style-name="T1">ie</text:span>, tj. najktórsz<text:span text:style-name="T1">ej</text:span> ścieżka przechodząc<text:span text:style-name="T1">ej</text:span> dokładnie raz przez każdy wierzchołek <text:span text:style-name="T16">(rozwiązanie to permutacja)</text:span></text:p>
      <text:p text:style-name="P1">Język <text:span text:style-name="T1">programowania</text:span>: Python</text:p>
      <text:p text:style-name="P1"/>
      <text:p text:style-name="P1">1. Wczytywanie macierzy: full (pełna), lower_diag (dolna przekątniowa), euc_2d (punkty na płaszczyźnie) z biblioteki tsplib oraz generowanie ich losowych instancji. </text:p>
      <text:p text:style-name="P1">2. Wypisywanie i<text:span text:style-name="T1">nstancji problemu oraz rozwiązania (cyklu).</text:span></text:p>
      <text:p text:style-name="P2">3. Liczenie wartości funkcji celu (dlugość cyklu) oraz PRD (błąd względny, nie zawsze znamy optymalne rozwiązanie, więc czasem za optymalne służy najlepsze ze znalezionych).</text:p>
      <text:p text:style-name="P2">4. Algorytmy heurystyczne generujące rozwiązania:</text:p>
      <text:p text:style-name="P3">K-RANDOM</text:p>
      <text:p text:style-name="P7">Generujemy k (parametr) losowych rozwiązań i wybieramy to, którego wartość funkcji celu jest najmniejsza.</text:p>
      <text:p text:style-name="P7">Złożoność czasowa: <text:span text:style-name="T17">O(kn), </text:span>zależna od wyboru k, gdy k stałe w stosunku do rozmiaru instacji: <text:line-break/>O(n)- <text:span text:style-name="T2">generowanie wektora permutacji, funkcja kosztu</text:span></text:p>
      <text:p text:style-name="P7">Złożoność pamięciowa: <text:span text:style-name="T3">O(n)</text:span></text:p>
      <text:p text:style-name="P7"/>
      <text:p text:style-name="P3">NEAREST NEIGHBOUR</text:p>
      <text:p text:style-name="P7">Metoda zachłanna, <text:span text:style-name="T2">zaczynając od wierzchołka startowego (parametr) idziemy do najbliższego sąsiada. Dodatkowo nie możemy korzystać z odwiedzonych już wierzchołków. Kończymy algorytm, gdy odwiedzimy wszystkie wierzchołki.</text:span></text:p>
      <text:p text:style-name="P9">Złożoność czasowa: <text:span text:style-name="T7">O(n</text:span><text:span text:style-name="T4">2</text:span><text:span text:style-name="T7">)</text:span><text:span text:style-name="T8">+O(n)=O(n</text:span><text:span text:style-name="T5">2</text:span><text:span text:style-name="T8">)</text:span><text:span text:style-name="T7">- przechodzimy po każdym wierzchołku i jego wszystkich sąsiadach (</text:span><text:span text:style-name="T8">dodatkowo operacja usuwająca odwiedzone już wierzchołki</text:span><text:span text:style-name="T7">)</text:span></text:p>
      <text:p text:style-name="P8">Złożoność pamięciowa: <text:span text:style-name="T16">O(n</text:span><text:span text:style-name="T6">2</text:span><text:span text:style-name="T9">)</text:span></text:p>
      <text:p text:style-name="P8"><text:span text:style-name="T9"/></text:p>
      <text:p text:style-name="P4"><text:span text:style-name="T7">2-OPT</text:span></text:p>
      <text:p text:style-name="P4"><text:span text:style-name="T10">Zaczynamy od losowego rozwiązania początkowego. W każdej iteracji algorytmu generujemy otoczenie- odwrócenie losowego fragmentu permutacji, tworzymy ich m (parametr). </text:span><text:span text:style-name="T11">Następnie jako rozwiązanie wybieramy najlepszy z nich i wykonujemy kolejną iterację. Jeśli nie znajdziemy lepszego, kończymy algorytm z aktualnym rozwiązaniem.</text:span></text:p>
      <text:p text:style-name="P5"><text:span text:style-name="T11">Z</text:span><text:span text:style-name="T10">łożoność czasowa: kurde nwn omega(n^2)?</text:span></text:p>
      <text:p text:style-name="P6"><text:span text:style-name="T10">Złożoność pamięciowa: </text:span><text:span text:style-name="T14">O(mn),</text:span><text:span text:style-name="T10"> zależna od wyboru m, gdy </text:span><text:span text:style-name="T14">m</text:span><text:span text:style-name="T10"> stałe w stosunku rozmiaru instancji: <text:line-break/></text:span><text:span text:style-name="T12">O(n)- </text:span><text:span text:style-name="T15">lista </text:span><text:span text:style-name="T13">wektor</text:span><text:span text:style-name="T15">ów</text:span><text:span text:style-name="T13"> permutacji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9:50:43.250955744</meta:creation-date>
    <dc:date>2022-03-29T20:35:34.872068293</dc:date>
    <meta:editing-duration>PT44M47S</meta:editing-duration>
    <meta:editing-cycles>13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238" meta:character-count="1936" meta:non-whitespace-character-count="1715"/>
  </office:meta>
</office:document-meta>
</file>